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09mm"/>
    </style:style>
    <style:style style:name="co3" style:family="table-column">
      <style:table-column-properties fo:break-before="auto" style:column-width="54.08mm"/>
    </style:style>
    <style:style style:name="co4" style:family="table-column">
      <style:table-column-properties fo:break-before="auto" style:column-width="6.61mm"/>
    </style:style>
    <style:style style:name="co5" style:family="table-column">
      <style:table-column-properties fo:break-before="auto" style:column-width="1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6" table:number-columns-repeated="4"/>
          <table:table-cell table:style-name="Default" office:value-type="string" calcext:value-type="string">
            <text:p>brüt ki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hmet çalışkan <text:s text:c="2"/>39000</text:p>
          </table:table-cell>
          <table:table-cell table:style-name="ce7"/>
          <table:table-cell table:style-name="ce6" table:number-columns-repeated="3"/>
          <table:table-cell office:value-type="float" office:value="48750" calcext:value-type="float">
            <text:p>48.750,0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/>
          <table:table-cell office:value-type="string" calcext:value-type="string">
            <text:p>salih kaymak <text:s text:c="8"/>1600</text:p>
          </table:table-cell>
          <table:table-cell table:style-name="ce2"/>
          <table:table-cell table:number-columns-repeated="2"/>
          <table:table-cell table:style-name="Default"/>
          <table:table-cell office:value-type="float" office:value="2000" calcext:value-type="float">
            <text:p>2.000,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dursun durmuş <text:s text:c="3"/>18500</text:p>
          </table:table-cell>
          <table:table-cell table:style-name="ce2"/>
          <table:table-cell table:number-columns-repeated="2"/>
          <table:table-cell table:style-name="Default"/>
          <table:table-cell office:value-type="float" office:value="23125" calcext:value-type="float">
            <text:p>23.125,00</text:p>
          </table:table-cell>
          <table:table-cell office:value-type="float" office:value="23125" calcext:value-type="float">
            <text:p>23125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kira geliri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yıllık kira tutarı</text:p>
          </table:table-cell>
          <table:table-cell table:number-columns-repeated="4"/>
          <table:table-cell table:formula="of:=SUM([.G3:.G10])" office:value-type="float" office:value="73875" calcext:value-type="float">
            <text:p>73.875,0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Götürü Gider brütün % 15 i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[.G11]*[.D14]/100" office:value-type="float" office:value="11081.25" calcext:value-type="float">
            <text:p>11.081,2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et <text:s/>Kira Geliri</text:p>
          </table:table-cell>
          <table:table-cell table:number-columns-repeated="4"/>
          <table:table-cell table:style-name="ce13" table:formula="of:=[.G11]-[.G14]" office:value-type="float" office:value="62793.75" calcext:value-type="float">
            <text:p>62.793,7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Ödenmiş Vergi kira gelirinin % 20 si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formula="of:=[.G11]*[.D18]/100" office:value-type="float" office:value="14775" calcext:value-type="float">
            <text:p>14.775,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saplanan Gelir Vergisi</text:p>
          </table:table-cell>
          <table:table-cell table:number-columns-repeated="4"/>
          <table:table-cell table:formula="of:=SUM([.E20:.E22])" office:value-type="float" office:value="13254.3125" calcext:value-type="float">
            <text:p>13.254,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00" calcext:value-type="float">
            <text:p>18000</text:p>
          </table:table-cell>
          <table:table-cell office:value-type="float" office:value="15" calcext:value-type="float">
            <text:p>15</text:p>
          </table:table-cell>
          <table:table-cell table:formula="of:=[.C20]*[.D20]/100"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office:value-type="float" office:value="20" calcext:value-type="float">
            <text:p>20</text:p>
          </table:table-cell>
          <table:table-cell table:formula="of:=[.C21]*[.D21]/100"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G16]-40000" office:value-type="float" office:value="22793.75" calcext:value-type="float">
            <text:p>22793,75</text:p>
          </table:table-cell>
          <table:table-cell office:value-type="float" office:value="27" calcext:value-type="float">
            <text:p>27</text:p>
          </table:table-cell>
          <table:table-cell table:formula="of:=[.C22]*[.D22]/100" office:value-type="float" office:value="6154.3125" calcext:value-type="float">
            <text:p>6154,31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SUM([.C20:.C22])" office:value-type="float" office:value="62793.75" calcext:value-type="float">
            <text:p>62793,75</text:p>
          </table:table-cell>
          <table:table-cell/>
          <table:table-cell table:formula="of:=SUM([.E20:.E22])" office:value-type="float" office:value="13254.3125" calcext:value-type="float">
            <text:p>13254,31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Ödenecek Vergi</text:p>
          </table:table-cell>
          <table:table-cell table:number-columns-repeated="4"/>
          <table:table-cell table:formula="of:=[.G19]-[.G18]" office:value-type="float" office:value="-1520.6875" calcext:value-type="float">
            <text:p>-1.520,6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kiracı tarafından ödenen stopaj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/>
          <table:table-cell table:formula="of:=[.F29]*20/100" office:value-type="float" office:value="0" calcext:value-type="float">
            <text:p>0,00</text:p>
          </table:table-cell>
          <table:table-cell table:formula="of:=[.G11]*[.D28]/100" office:value-type="float" office:value="14775" calcext:value-type="float">
            <text:p>14.775,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ıllık kira tutarı net</text:p>
          </table:table-cell>
          <table:table-cell table:number-columns-repeated="3"/>
          <table:table-cell table:formula="of:=[.F11]/80*100" office:value-type="float" office:value="0" calcext:value-type="float">
            <text:p>0,00</text:p>
          </table:table-cell>
          <table:table-cell table:formula="of:=[.G11]-[.G28]" office:value-type="float" office:value="59100" calcext:value-type="float">
            <text:p>59.100,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ötürü Gide</text:p>
          </table:table-cell>
          <table:table-cell office:value-type="string" calcext:value-type="string">
            <text:p>brüt tutarın %15 i</text:p>
          </table:table-cell>
          <table:table-cell table:number-columns-repeated="2"/>
          <table:table-cell table:formula="of:=[.F29]*15/100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Vergiye tabii matrah</text:p>
          </table:table-cell>
          <table:table-cell office:value-type="string" calcext:value-type="string">
            <text:p>Brüt – götürü gider</text:p>
          </table:table-cell>
          <table:table-cell table:number-columns-repeated="2"/>
          <table:table-cell table:style-name="ce4" table:formula="of:=[.F29]-[.F31]" office:value-type="float" office:value="0" calcext:value-type="float">
            <text:p>0,00</text:p>
          </table:table-cell>
          <table:table-cell table:style-name="ce4"/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ergi 14800 TL için % 15 = 2220</text:p>
          </table:table-cell>
          <table:table-cell office:value-type="string" calcext:value-type="string">
            <text:p>14800 * 15%</text:p>
          </table:table-cell>
          <table:table-cell office:value-type="float" office:value="15" calcext:value-type="float">
            <text:p>15</text:p>
          </table:table-cell>
          <table:table-cell office:value-type="float" office:value="14800" calcext:value-type="float">
            <text:p>14800</text:p>
          </table:table-cell>
          <table:table-cell table:formula="of:=[.$E35]*[.$D35]/100" office:value-type="float" office:value="2220" calcext:value-type="float">
            <text:p>2.22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gi 15900 – 34000 arası = 19200 %20</text:p>
          </table:table-cell>
          <table:table-cell office:value-type="string" calcext:value-type="string">
            <text:p>19200 * 20% </text:p>
          </table:table-cell>
          <table:table-cell office:value-type="float" office:value="20" calcext:value-type="float">
            <text:p>20</text:p>
          </table:table-cell>
          <table:table-cell office:value-type="float" office:value="19200" calcext:value-type="float">
            <text:p>19200</text:p>
          </table:table-cell>
          <table:table-cell table:formula="of:=[.$E36]*[.$D36]/100" office:value-type="float" office:value="3840" calcext:value-type="float">
            <text:p>3.84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gi 34000 – 80000 arası = %20</text:p>
          </table:table-cell>
          <table:table-cell office:value-type="string" calcext:value-type="string">
            <text:p>531,25 * 27% </text:p>
          </table:table-cell>
          <table:table-cell office:value-type="float" office:value="27" calcext:value-type="float">
            <text:p>27</text:p>
          </table:table-cell>
          <table:table-cell office:value-type="float" office:value="2500" calcext:value-type="float">
            <text:p>2500</text:p>
          </table:table-cell>
          <table:table-cell table:formula="of:=[.$E37]*[.$D37]/100" office:value-type="float" office:value="675" calcext:value-type="float">
            <text:p>675,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plam vergi</text:p>
          </table:table-cell>
          <table:table-cell table:number-columns-repeated="3"/>
          <table:table-cell table:style-name="ce5" table:formula="of:=SUM([.F35:.F37])" office:value-type="float" office:value="6735" calcext:value-type="float">
            <text:p>6.735,00</text:p>
          </table:table-cell>
          <table:table-cell table:style-name="ce5"/>
          <table:table-cell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Ödenen Stopaj – Ödenecek vergi</text:p>
          </table:table-cell>
          <table:table-cell office:value-type="string" calcext:value-type="string">
            <text:p>iade vergi</text:p>
          </table:table-cell>
          <table:table-cell table:number-columns-repeated="2"/>
          <table:table-cell table:style-name="ce5" table:formula="of:=[.F28]-[.F38]" office:value-type="float" office:value="-6735" calcext:value-type="float">
            <text:p>-6.735,00</text:p>
          </table:table-cell>
          <table:table-cell table:style-name="ce5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.00.0000</text:date>, <text:time style:data-style-name="N2" text:time-value="10:49:24.23325775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27:42.742140110</meta:creation-date>
    <dc:date>2020-04-28T14:12:23.648826863</dc:date>
    <meta:editing-duration>PT3H7S</meta:editing-duration>
    <meta:editing-cycles>6</meta:editing-cycles>
    <meta:generator>LibreOffice/6.1.5.2$Linux_X86_64 LibreOffice_project/10$Build-2</meta:generator>
    <meta:document-statistic meta:table-count="1" meta:cell-count="69" meta:object-count="0"/>
  </office:meta>
</office:document-meta>
</file>